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3.51cm" fo:margin-left="1.228cm" table:align="left"/>
    </style:style>
    <style:style style:name="Table1.A" style:family="table-column">
      <style:table-column-properties style:column-width="6.668cm"/>
    </style:style>
    <style:style style:name="Table1.B" style:family="table-column">
      <style:table-column-properties style:column-width="6.84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4" style:family="paragraph" style:parent-style-name="Table_20_Contents">
      <style:text-properties fo:font-size="13pt" style:font-size-asian="13pt" style:font-size-complex="13pt"/>
    </style:style>
    <style:style style:name="P5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 <text:s text:c="5"/><text:span text:style-name="T2">Employee Management System</text:span></text:p>
      <text:p text:style-name="P1"><text:a xlink:type="simple" xlink:href="python://for each=&quot;obj in objects&quot;">Compny</text:a></text:p>
      <text:p text:style-name="P1"/>
      <text:p text:style-name="P2">Company Name : <text:a xlink:type="simple" xlink:href="python://obj.name or&quot;&quot;">name</text:a>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 text:c="18"/>Department Name</text:p>
          </table:table-cell>
          <table:table-cell table:style-name="Table1.B1" office:value-type="string">
            <text:p text:style-name="P5"><text:s text:c="30"/>Salary</text:p>
          </table:table-cell>
        </table:table-row>
        <table:table-row>
          <table:table-cell table:style-name="Table1.A2" office:value-type="string">
            <text:p text:style-name="P4"><text:a xlink:type="simple" xlink:href="python://for each=&quot;line in obj.department_ids&quot;">loop</text:a>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 text:c="25"/><text:a xlink:type="simple" xlink:href="python://line.name or&quot;&quot;">name</text:a></text:p>
          </table:table-cell>
          <table:table-cell table:style-name="Table1.B2" office:value-type="string">
            <text:p text:style-name="P4"><text:s text:c="31"/><text:a xlink:type="simple" xlink:href="python://line.salary or 0.0">salary</text:a></text:p>
          </table:table-cell>
        </table:table-row>
        <table:table-row>
          <table:table-cell table:style-name="Table1.A2" office:value-type="string">
            <text:p text:style-name="P4"><text:a xlink:type="simple" xlink:href="python:///for">end</text:a></text:p>
          </table:table-cell>
          <table:table-cell table:style-name="Table1.B2" office:value-type="string">
            <text:p text:style-name="P4"/>
          </table:table-cell>
        </table:table-row>
      </table:table>
      <text:p text:style-name="P2"/>
      <text:p text:style-name="P2"/>
      <text:p text:style-name="P2"/>
      <text:p text:style-name="P2"/>
      <text:p text:style-name="P2"><text:a xlink:type="simple" xlink:href="python:///for">end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7:06:10</meta:creation-date>
    <dc:date>2015-02-11T17:36:46</dc:date>
    <meta:editing-duration>PT6M30S</meta:editing-duration>
    <meta:editing-cycles>7</meta:editing-cycles>
    <meta:generator>LibreOffice/3.5$Linux_x86 LibreOffice_project/350m1$Build-2</meta:generator>
    <meta:document-statistic meta:table-count="1" meta:image-count="0" meta:object-count="0" meta:page-count="1" meta:paragraph-count="10" meta:word-count="16" meta:character-count="205" meta:non-whitespace-character-count="86"/>
  </office:meta>
</office:document-meta>
</file>